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Brickel Quad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37672" calcext:value-type="float">
            <text:p>112.4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Brickel Quad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0264" calcext:value-type="float">
            <text:p>111.8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Brickel Quad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32" calcext:value-type="float">
            <text:p>109.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Brickel Quad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98032" calcext:value-type="float">
            <text:p>107.6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Brickel Quad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93232" calcext:value-type="float">
            <text:p>107.3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Brickel Quad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04384" calcext:value-type="float">
            <text:p>106.7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Brickel Quad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9416" calcext:value-type="float">
            <text:p>102.7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Brickel Quad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5448" calcext:value-type="float">
            <text:p>103.0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Brickel Quad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53904" calcext:value-type="float">
            <text:p>99.0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Brickel Quad</text:p>
          </table:table-cell>
          <table:table-cell office:value-type="string" calcext:value-type="string">
            <text:p>201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4232" calcext:value-type="float">
            <text:p>96.3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Brickel Quad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57976" calcext:value-type="float">
            <text:p>95.0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Brickel Quad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01616" calcext:value-type="float">
            <text:p>93.7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Brickel Quad</text:p>
          </table:table-cell>
          <table:table-cell office:value-type="string" calcext:value-type="string">
            <text:p>200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2872" calcext:value-type="float">
            <text:p>92.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Brickel Quad</text:p>
          </table:table-cell>
          <table:table-cell office:value-type="string" calcext:value-type="string">
            <text:p>2006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17368" calcext:value-type="float">
            <text:p>91.7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Brickel Quad</text:p>
          </table:table-cell>
          <table:table-cell office:value-type="string" calcext:value-type="string">
            <text:p>200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92528" calcext:value-type="float">
            <text:p>91.0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Brickel Quad</text:p>
          </table:table-cell>
          <table:table-cell office:value-type="string" calcext:value-type="string">
            <text:p>200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7816" calcext:value-type="float">
            <text:p>89.9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Brickel Quad</text:p>
          </table:table-cell>
          <table:table-cell office:value-type="string" calcext:value-type="string">
            <text:p>200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7864" calcext:value-type="float">
            <text:p>88.8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Brickel Quad</text:p>
          </table:table-cell>
          <table:table-cell office:value-type="string" calcext:value-type="string">
            <text:p>200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5408" calcext:value-type="float">
            <text:p>87.4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Brickel Quad</text:p>
          </table:table-cell>
          <table:table-cell office:value-type="string" calcext:value-type="string">
            <text:p>200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3304" calcext:value-type="float">
            <text:p>86.6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Brickel Quad</text:p>
          </table:table-cell>
          <table:table-cell office:value-type="string" calcext:value-type="string">
            <text:p>200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8408" calcext:value-type="float">
            <text:p>85.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Brickel Quad</text:p>
          </table:table-cell>
          <table:table-cell office:value-type="string" calcext:value-type="string">
            <text:p>199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8912" calcext:value-type="float">
            <text:p>84.2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Brickel Quad</text:p>
          </table:table-cell>
          <table:table-cell office:value-type="string" calcext:value-type="string">
            <text:p>199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7392" calcext:value-type="float">
            <text:p>83.5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Brickel Quad</text:p>
          </table:table-cell>
          <table:table-cell office:value-type="string" calcext:value-type="string">
            <text:p>1996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656" calcext:value-type="float">
            <text:p>82.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Brickel Quad</text:p>
          </table:table-cell>
          <table:table-cell office:value-type="string" calcext:value-type="string">
            <text:p>199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8752" calcext:value-type="float">
            <text:p>82.9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Brickel Quad</text:p>
          </table:table-cell>
          <table:table-cell office:value-type="string" calcext:value-type="string">
            <text:p>199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40552" calcext:value-type="float">
            <text:p>82.1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Brickel Quad</text:p>
          </table:table-cell>
          <table:table-cell office:value-type="string" calcext:value-type="string">
            <text:p>199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14544" calcext:value-type="float">
            <text:p>81.3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Brickel Quad</text:p>
          </table:table-cell>
          <table:table-cell office:value-type="string" calcext:value-type="string">
            <text:p>199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47616" calcext:value-type="float">
            <text:p>80.7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Brickel Quad</text:p>
          </table:table-cell>
          <table:table-cell office:value-type="string" calcext:value-type="string">
            <text:p>199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04944" calcext:value-type="float">
            <text:p>80.7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Brickel Quad</text:p>
          </table:table-cell>
          <table:table-cell office:value-type="string" calcext:value-type="string">
            <text:p>199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45152" calcext:value-type="float">
            <text:p>80.8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Brickel Quad</text:p>
          </table:table-cell>
          <table:table-cell office:value-type="string" calcext:value-type="string">
            <text:p>198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92" calcext:value-type="float">
            <text:p>81.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Brickel Quad</text:p>
          </table:table-cell>
          <table:table-cell office:value-type="string" calcext:value-type="string">
            <text:p>198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16" calcext:value-type="float">
            <text:p>81.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Brickel Quad</text:p>
          </table:table-cell>
          <table:table-cell office:value-type="string" calcext:value-type="string">
            <text:p>1986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2664" calcext:value-type="float">
            <text:p>81.5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Brickel Quad</text:p>
          </table:table-cell>
          <table:table-cell office:value-type="string" calcext:value-type="string">
            <text:p>198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0256" calcext:value-type="float">
            <text:p>82.8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Brickel Quad</text:p>
          </table:table-cell>
          <table:table-cell office:value-type="string" calcext:value-type="string">
            <text:p>198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608" calcext:value-type="float">
            <text:p>82.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Brickel Quad</text:p>
          </table:table-cell>
          <table:table-cell office:value-type="string" calcext:value-type="string">
            <text:p>198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904" calcext:value-type="float">
            <text:p>83.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Brickel Quad</text:p>
          </table:table-cell>
          <table:table-cell office:value-type="string" calcext:value-type="string">
            <text:p>198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6656" calcext:value-type="float">
            <text:p>84.4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